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fo:font-size="18pt" officeooo:rsid="00179441" officeooo:paragraph-rsid="00179441" style:font-size-asian="15.75pt" style:font-size-complex="18pt"/>
    </style:style>
    <style:style style:name="P3" style:family="paragraph" style:parent-style-name="Standard">
      <style:text-properties fo:font-size="18pt" officeooo:rsid="001aa39d" officeooo:paragraph-rsid="001aa39d" style:font-size-asian="15.75pt" style:font-size-complex="18pt"/>
    </style:style>
    <style:style style:name="P4" style:family="paragraph" style:parent-style-name="Standard">
      <style:text-properties fo:font-size="18pt" officeooo:rsid="001d3fa6" officeooo:paragraph-rsid="001d3fa6" style:font-size-asian="15.75pt" style:font-size-complex="18pt"/>
    </style:style>
    <style:style style:name="P5" style:family="paragraph" style:parent-style-name="Standard">
      <style:text-properties fo:font-size="18pt" officeooo:rsid="001f1f28" officeooo:paragraph-rsid="001f1f28" style:font-size-asian="15.75pt" style:font-size-complex="18pt"/>
    </style:style>
    <style:style style:name="P6" style:family="paragraph" style:parent-style-name="Standard">
      <style:text-properties fo:font-size="18pt" officeooo:rsid="00207cb3" officeooo:paragraph-rsid="00207cb3" style:font-size-asian="15.75pt" style:font-size-complex="18pt"/>
    </style:style>
    <style:style style:name="P7" style:family="paragraph" style:parent-style-name="Standard">
      <style:text-properties fo:font-size="18pt" officeooo:rsid="00217c02" officeooo:paragraph-rsid="00217c02" style:font-size-asian="15.75pt" style:font-size-complex="18pt"/>
    </style:style>
    <style:style style:name="P8" style:family="paragraph" style:parent-style-name="Standard">
      <style:text-properties fo:font-size="18pt" officeooo:rsid="0026653f" officeooo:paragraph-rsid="0026653f" style:font-size-asian="15.75pt" style:font-size-complex="18pt"/>
    </style:style>
    <style:style style:name="P9" style:family="paragraph" style:parent-style-name="Standard">
      <style:text-properties fo:font-size="18pt" fo:font-weight="bold" style:font-size-asian="15.75pt" style:font-weight-asian="bold" style:font-size-complex="18pt" style:font-weight-complex="bold"/>
    </style:style>
    <style:style style:name="P10" style:family="paragraph" style:parent-style-name="Standard">
      <style:text-properties fo:font-size="18pt" fo:font-weight="bold" officeooo:paragraph-rsid="001d3fa6" style:font-size-asian="18pt" style:font-weight-asian="bold" style:font-size-complex="18pt" style:font-weight-complex="bold"/>
    </style:style>
    <style:style style:name="P11" style:family="paragraph" style:parent-style-name="Standard">
      <style:text-properties fo:font-size="18pt" fo:font-weight="normal" officeooo:rsid="00271073" officeooo:paragraph-rsid="00271073" style:font-size-asian="18pt" style:font-weight-asian="normal" style:font-size-complex="18pt" style:font-weight-complex="normal"/>
    </style:style>
    <style:style style:name="P12" style:family="paragraph" style:parent-style-name="Standard">
      <style:text-properties fo:font-size="18pt" fo:font-weight="normal" officeooo:rsid="0028250a" officeooo:paragraph-rsid="0028250a" style:font-size-asian="18pt" style:font-weight-asian="normal" style:font-size-complex="18pt" style:font-weight-complex="normal"/>
    </style:style>
    <style:style style:name="P13" style:family="paragraph" style:parent-style-name="Standard">
      <style:text-properties officeooo:paragraph-rsid="00179441"/>
    </style:style>
    <style:style style:name="P14" style:family="paragraph" style:parent-style-name="Standard">
      <style:text-properties officeooo:paragraph-rsid="001f1f28"/>
    </style:style>
    <style:style style:name="P15" style:family="paragraph" style:parent-style-name="Standard">
      <style:text-properties officeooo:paragraph-rsid="00267058"/>
    </style:style>
    <style:style style:name="P16" style:family="paragraph" style:parent-style-name="Text_20_body">
      <style:text-properties fo:font-size="18pt" fo:font-weight="bold" style:font-size-asian="15.75pt" style:font-weight-asian="bold" style:font-size-complex="18pt" style:font-weight-complex="bold"/>
    </style:style>
    <style:style style:name="P17" style:family="paragraph" style:parent-style-name="Text_20_body">
      <style:text-properties fo:font-size="18pt" fo:font-weight="bold" style:font-size-asian="18pt" style:font-weight-asian="bold" style:font-size-complex="18pt" style:font-weight-complex="bold"/>
    </style:style>
    <style:style style:name="P18" style:family="paragraph" style:parent-style-name="Text_20_body">
      <style:paragraph-properties fo:margin-top="0cm" fo:margin-bottom="0cm" loext:contextual-spacing="false"/>
    </style:style>
    <style:style style:name="P19" style:family="paragraph" style:parent-style-name="Standard">
      <style:paragraph-properties fo:text-align="center" style:justify-single-word="false"/>
      <style:text-properties fo:font-size="18pt" fo:font-weight="bold" officeooo:rsid="001584a2" officeooo:paragraph-rsid="001584a2" style:font-size-asian="15.75pt" style:font-weight-asian="bold" style:font-size-complex="18pt" style:font-weight-complex="bold"/>
    </style:style>
    <style:style style:name="P20" style:family="paragraph" style:parent-style-name="Standard">
      <style:text-properties fo:font-size="18pt" officeooo:rsid="0023420a" officeooo:paragraph-rsid="0023420a" style:font-size-asian="15.75pt" style:font-size-complex="18pt"/>
    </style:style>
    <style:style style:name="P21"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bold" officeooo:rsid="00191706" style:font-weight-asian="bold" style:font-weight-complex="bold"/>
    </style:style>
    <style:style style:name="T3" style:family="text">
      <style:text-properties fo:font-size="18pt" officeooo:rsid="00179441" style:font-size-asian="15.75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officeooo:rsid="001f1f28" style:font-size-asian="18pt" style:font-weight-asian="bold" style:font-size-complex="18pt" style:font-weight-complex="bold"/>
    </style:style>
    <style:style style:name="T6" style:family="text">
      <style:text-properties fo:font-size="18pt" fo:font-weight="bold" officeooo:rsid="00267058" style:font-size-asian="18pt" style:font-weight-asian="bold" style:font-size-complex="18pt" style:font-weight-complex="bold"/>
    </style:style>
    <style:style style:name="T7" style:family="text">
      <style:text-properties officeooo:rsid="001d3fa6"/>
    </style:style>
    <style:style style:name="T8" style:family="text">
      <style:text-properties officeooo:rsid="001d7756"/>
    </style:style>
    <style:style style:name="T9" style:family="text">
      <style:text-properties officeooo:rsid="00207cb3"/>
    </style:style>
    <style:style style:name="T10" style:family="text">
      <style:text-properties officeooo:rsid="002172bf"/>
    </style:style>
    <style:style style:name="T11" style:family="text">
      <style:text-properties officeooo:rsid="0024c785"/>
    </style:style>
    <style:style style:name="T12" style:family="text">
      <style:text-properties officeooo:rsid="0028fcb0"/>
    </style:style>
    <style:style style:name="T13" style:family="text">
      <style:text-properties officeooo:rsid="002966e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2<text:span text:style-name="T12">8</text:span> <text:s/><text:span text:style-name="T13">Ansible </text:span>Conditionals</text:p>
      <text:p text:style-name="P13"><text:span text:style-name="T3">1. </text:span>In this lab exercise you will use below hosts. Please note down some details about these hosts as given below :</text:p>
      <text:p text:style-name="Text_20_body"><text:span text:style-name="Source_20_Text">student-node</text:span> :- This host will act as an Ansible master node where you will create playbooks, inventory, roles etc and you will be running your playbooks from this host itself.<text:line-break/><text:line-break/><text:line-break/><text:span text:style-name="Source_20_Text">node01</text:span> :- This host will act as an Ansible client/remote host where you will setup/install some stuff using Ansible playbooks. Below are the SSH credentials for this host:<text:line-break/><text:line-break/><text:line-break/>User: <text:span text:style-name="Source_20_Text">bob</text:span> <text:line-break/>Password: <text:span text:style-name="Source_20_Text">caleston123</text:span><text:line-break/><text:line-break/><text:line-break/><text:span text:style-name="Source_20_Text">node02</text:span> :- This host will also act as an Ansible client/remote host where you will setup/install some stuff using Ansible playbooks. Below are the SSH credentials for this host:<text:line-break/><text:line-break/><text:line-break/>User: <text:span text:style-name="Source_20_Text">bob</text:span><text:line-break/>Password: <text:span text:style-name="Source_20_Text">caleston123</text:span><text:line-break/><text:line-break/><text:line-break/><text:span text:style-name="Source_20_Text">Note:</text:span> Please type <text:span text:style-name="Source_20_Text">exit</text:span> or <text:span text:style-name="Source_20_Text">logout</text:span> on the terminal or press <text:span text:style-name="Source_20_Text">CTRL + d</text:span> to log out from a specific node.</text:p>
      <text:p text:style-name="P2"/>
      <text:p text:style-name="P2"><text:span text:style-name="T2">2. </text:span><text:span text:style-name="T1">Which of the following Ansible </text:span><text:span text:style-name="Source_20_Text"><text:span text:style-name="T1">built-in</text:span></text:span><text:span text:style-name="T1"> variable populates the flavour of the operating system?</text:span></text:p>
      <text:p text:style-name="P3">Ans ansible_os_family</text:p>
      <text:p text:style-name="P1"/>
      <text:p text:style-name="P10"><text:span text:style-name="T7">3. </text:span>Which keyword is used to define a condition in an Ansible playbook?</text:p>
      <text:p text:style-name="P4">Ans <text:span text:style-name="T8">when</text:span></text:p>
      <text:p text:style-name="P4"/>
      <text:p text:style-name="P14"><text:span text:style-name="T5">4. </text:span><text:span text:style-name="T4">As per the given playbook, will Ansible install the </text:span><text:span text:style-name="Source_20_Text"><text:span text:style-name="T4">vim</text:span></text:span><text:span text:style-name="T4"> package on a </text:span><text:span text:style-name="Source_20_Text"><text:span text:style-name="T4">RedHat</text:span></text:span><text:span text:style-name="T4"> based machine?</text:span><text:line-break/></text:p>
      <text:p text:style-name="P5">Ans <text:span text:style-name="T9">no</text:span></text:p>
      <text:p text:style-name="P6"><text:soft-page-break/>[Because where ‘vim’ was written there should have bee written th ename of package like httpd, nginx and so on while where ‘package’ was wriiten, there should have been written vim.]</text:p>
      <text:p text:style-name="P1"/>
      <text:p text:style-name="P9"><text:span text:style-name="T10">5. </text:span>There is a playbook named <text:span text:style-name="Source_20_Text">nginx.yaml</text:span> under <text:span text:style-name="Source_20_Text">/home/bob/playbooks</text:span> directory. It is starting <text:span text:style-name="Source_20_Text">nginx</text:span> service on all hosts defined in <text:span text:style-name="Source_20_Text">/home/bob/playbooks/inventory</text:span> inventory file. Use the <text:span text:style-name="Source_20_Text">when</text:span> condition to run this task only on <text:span text:style-name="Source_20_Text">node02</text:span> host. </text:p>
      <text:p text:style-name="P7">Original code:</text:p>
      <text:p text:style-name="P7">---</text:p>
      <text:p text:style-name="P7">- <text:s/>name: 'Execute a script on all web server nodes'</text:p>
      <text:p text:style-name="P7"><text:s text:c="3"/>hosts: all</text:p>
      <text:p text:style-name="P7"><text:s text:c="3"/>become: yes</text:p>
      <text:p text:style-name="P7"><text:s text:c="3"/>tasks:</text:p>
      <text:p text:style-name="P7"><text:s text:c="5"/>- <text:s/>service: 'name=nginx state=started'</text:p>
      <text:p text:style-name="P20">Update code:</text:p>
      <text:p text:style-name="P7">- <text:s/>name: 'Execute a script on all web server nodes'</text:p>
      <text:p text:style-name="P7"><text:s text:c="3"/>hosts: all</text:p>
      <text:p text:style-name="P7"><text:s text:c="3"/>become: yes</text:p>
      <text:p text:style-name="P7"><text:s text:c="3"/>tasks:</text:p>
      <text:p text:style-name="P7"><text:s text:c="5"/>- <text:s/>service: 'name=nginx state=started'</text:p>
      <text:p text:style-name="P7"><text:s text:c="8"/>when: 'ansible_host=="node02"'</text:p>
      <text:p text:style-name="P1"/>
      <text:p text:style-name="P1"/>
      <text:p text:style-name="P1"/>
      <text:p text:style-name="P16"><text:span text:style-name="T11">6. </text:span>The playbook under <text:span text:style-name="Source_20_Text">/home/bob/playbooks/age.yaml</text:span> , has a variable defined called <text:span text:style-name="Source_20_Text">age</text:span>. The two tasks attempt to print if I am a child or an Adult. Use the <text:span text:style-name="Source_20_Text">when</text:span> conditional to print if I am a child or an Adult based on whether my age is <text:span text:style-name="Source_20_Text">&lt; 18 (Child)</text:span> or <text:span text:style-name="Source_20_Text">&gt;= 18 (Adult)</text:span>.</text:p>
      <text:p text:style-name="P18"/>
      <text:p text:style-name="P9"/>
      <text:p text:style-name="P8"><text:soft-page-break/>Original code:</text:p>
      <text:p text:style-name="P8">---</text:p>
      <text:p text:style-name="P8">- name: 'Am I an Adult or a Child?'</text:p>
      <text:p text:style-name="P8"><text:s text:c="2"/>hosts: localhost</text:p>
      <text:p text:style-name="P8"><text:s text:c="2"/>vars:</text:p>
      <text:p text:style-name="P8"><text:s text:c="4"/>age: 25</text:p>
      <text:p text:style-name="P8"><text:s text:c="2"/>tasks:</text:p>
      <text:p text:style-name="P8"><text:s text:c="4"/>- name: I am a Child</text:p>
      <text:p text:style-name="P8"><text:s text:c="6"/>command: 'echo "I am a Child"'</text:p>
      <text:p text:style-name="P8"/>
      <text:p text:style-name="P8"/>
      <text:p text:style-name="P8"><text:s text:c="4"/>- name: I am an Adult</text:p>
      <text:p text:style-name="P8"><text:s text:c="6"/>command: 'echo "I am an Adult"'</text:p>
      <text:p text:style-name="P8"/>
      <text:p text:style-name="P8"/>
      <text:p text:style-name="P8">Updated code:</text:p>
      <text:p text:style-name="P8">---</text:p>
      <text:p text:style-name="P8">- name: 'Am I an Adult or a Child?'</text:p>
      <text:p text:style-name="P8"><text:s text:c="2"/>hosts: localhost</text:p>
      <text:p text:style-name="P8"><text:s text:c="2"/>vars:</text:p>
      <text:p text:style-name="P8"><text:s text:c="4"/>age: 25</text:p>
      <text:p text:style-name="P8"><text:s text:c="2"/>tasks:</text:p>
      <text:p text:style-name="P8"><text:s text:c="4"/>- name: I am a Child</text:p>
      <text:p text:style-name="P8"><text:s text:c="6"/>command: 'echo "I am a Child"'</text:p>
      <text:p text:style-name="P8"><text:s text:c="6"/>when: 'age &lt; 18'</text:p>
      <text:p text:style-name="P8"/>
      <text:p text:style-name="P8"><text:s text:c="4"/>- name: I am an Adult</text:p>
      <text:p text:style-name="P8"><text:s text:c="6"/>command: 'echo "I am an Adult"'</text:p>
      <text:p text:style-name="P8"><text:s text:c="6"/>when: 'age &gt; 18'</text:p>
      <text:p text:style-name="P1"/>
      <text:p text:style-name="P1"/>
      <text:p text:style-name="P15"><text:span text:style-name="T6">7. </text:span><text:span text:style-name="T4">Playbook </text:span><text:span text:style-name="Source_20_Text"><text:span text:style-name="T4">/home/bob/playbooks/nameserver.yaml</text:span></text:span><text:span text:style-name="T4"> attempts to add an entry in </text:span><text:span text:style-name="Source_20_Text"><text:span text:style-name="T4">/etc/resolv.conf</text:span></text:span><text:span text:style-name="T4"> file to add a new </text:span><text:span text:style-name="Source_20_Text"><text:span text:style-name="T4">nameserver</text:span></text:span><text:span text:style-name="T4">.<text:line-break/></text:span><text:soft-page-break/><text:span text:style-name="T4"><text:line-break/><text:line-break/>The first task in the playbook is using the </text:span><text:span text:style-name="Source_20_Text"><text:span text:style-name="T4">shell</text:span></text:span><text:span text:style-name="T4"> module to display the existing contents of </text:span><text:span text:style-name="Source_20_Text"><text:span text:style-name="T4">/etc/resolv.conf</text:span></text:span><text:span text:style-name="T4"> file and the second one is adding a new line containing the name server details into the file. However, when this playbook is run multiple times, it keeps adding new entries of same line into the </text:span><text:span text:style-name="Source_20_Text"><text:span text:style-name="T4">resolv.conf</text:span></text:span><text:span text:style-name="T4"> file. To resolve this issue, update the playbook as per details mentioned below. </text:span></text:p>
      <text:list xml:id="list3465711716" text:style-name="L1">
        <text:list-item>
          <text:p text:style-name="P21"><text:span text:style-name="T4">Add a </text:span><text:span text:style-name="Source_20_Text"><text:span text:style-name="T4">register</text:span></text:span><text:span text:style-name="T4"> directive to store the output of the first task to a variable called </text:span><text:span text:style-name="Source_20_Text"><text:span text:style-name="T4">command_output</text:span></text:span><text:span text:style-name="T4"> </text:span></text:p>
        </text:list-item>
        <text:list-item>
          <text:p text:style-name="P21"><text:span text:style-name="T4">Then add a </text:span><text:span text:style-name="Source_20_Text"><text:span text:style-name="T4">conditional</text:span></text:span><text:span text:style-name="T4"> to the second task to check if the output already contains the name server (</text:span><text:span text:style-name="Source_20_Text"><text:span text:style-name="T4">10.0.250.10</text:span></text:span><text:span text:style-name="T4">). Use </text:span><text:span text:style-name="Source_20_Text"><text:span text:style-name="T4">command_output.stdout.find(&lt;IP&gt;) == -1</text:span></text:span></text:p>
        </text:list-item>
      </text:list>
      <text:p text:style-name="P17"/>
      <text:p text:style-name="Text_20_body"><text:span text:style-name="Source_20_Text"><text:span text:style-name="T4">Note:</text:span></text:span><text:span text:style-name="T4"><text:line-break/>a. A better way to do this would be to use the </text:span><text:span text:style-name="Source_20_Text"><text:span text:style-name="T4">lineinfile</text:span></text:span><text:span text:style-name="T4"> module. This is just for practice.<text:line-break/><text:line-break/><text:line-break/>b.</text:span><text:span text:style-name="Source_20_Text"><text:span text:style-name="T4">shell</text:span></text:span><text:span text:style-name="T4"> and </text:span><text:span text:style-name="Source_20_Text"><text:span text:style-name="T4">command</text:span></text:span><text:span text:style-name="T4"> modules are similar in a way that they are used to execute a command on the system. However, shell executes the command inside a </text:span><text:span text:style-name="Source_20_Text"><text:span text:style-name="T4">shell</text:span></text:span><text:span text:style-name="T4"> giving us access to environment variables and redirection using </text:span><text:span text:style-name="Source_20_Text"><text:span text:style-name="T4">&gt;&gt;</text:span></text:span><text:span text:style-name="T4">.</text:span></text:p>
      <text:p text:style-name="P11">Ans:</text:p>
      <text:p text:style-name="P12">Original code:</text:p>
      <text:p text:style-name="P11">---</text:p>
      <text:p text:style-name="P11">- name: 'Add name server entry if not already entered'</text:p>
      <text:p text:style-name="P11"><text:s text:c="2"/>hosts: localhost</text:p>
      <text:p text:style-name="P11"><text:soft-page-break/><text:s text:c="2"/>become: yes</text:p>
      <text:p text:style-name="P11"><text:s text:c="2"/>tasks:</text:p>
      <text:p text:style-name="P11"><text:s text:c="4"/>- shell: 'cat /etc/resolv.conf'</text:p>
      <text:p text:style-name="P11"/>
      <text:p text:style-name="P11"><text:s text:c="4"/>- shell: 'echo "nameserver 10.0.250.10" &gt;&gt; /etc/resolv.con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4T01:02:51.856984424</meta:creation-date>
    <dc:date>2024-03-24T01:42:30.857487591</dc:date>
    <meta:editing-duration>PT13M36S</meta:editing-duration>
    <meta:editing-cycles>18</meta:editing-cycles>
    <meta:generator>LibreOffice/6.4.7.2$Linux_X86_64 LibreOffice_project/40$Build-2</meta:generator>
    <meta:document-statistic meta:table-count="0" meta:image-count="0" meta:object-count="0" meta:page-count="6" meta:paragraph-count="63" meta:word-count="662" meta:character-count="3947" meta:non-whitespace-character-count="3204"/>
  </office:meta>
</office:document-meta>
</file>